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725e4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fo:font-style="italic" officeooo:rsid="026e1634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13e64b0" style:font-style-asian="normal" style:font-style-complex="normal"/>
    </style:style>
    <style:style style:name="T16" style:family="text">
      <style:text-properties fo:font-style="normal" officeooo:rsid="01a5cff9" style:font-style-asian="normal" style:font-style-complex="normal"/>
    </style:style>
    <style:style style:name="T17" style:family="text">
      <style:text-properties fo:font-style="normal" officeooo:rsid="0210d5d7" style:font-style-asian="normal" style:font-style-complex="normal"/>
    </style:style>
    <style:style style:name="T18" style:family="text">
      <style:text-properties fo:font-style="normal" officeooo:rsid="0233449b" style:font-style-asian="normal" style:font-style-complex="normal"/>
    </style:style>
    <style:style style:name="T19" style:family="text">
      <style:text-properties fo:font-style="normal" officeooo:rsid="0240b567" style:font-style-asian="normal" style:font-style-complex="normal"/>
    </style:style>
    <style:style style:name="T20" style:family="text">
      <style:text-properties fo:font-style="normal" officeooo:rsid="02427625" style:font-style-asian="normal" style:font-style-complex="normal"/>
    </style:style>
    <style:style style:name="T21" style:family="text">
      <style:text-properties fo:font-style="normal" officeooo:rsid="0243abad" style:font-style-asian="normal" style:font-style-complex="normal"/>
    </style:style>
    <style:style style:name="T22" style:family="text">
      <style:text-properties fo:font-style="normal" officeooo:rsid="02451902" style:font-style-asian="normal" style:font-style-complex="normal"/>
    </style:style>
    <style:style style:name="T23" style:family="text">
      <style:text-properties fo:font-style="normal" officeooo:rsid="02455c9c" style:font-style-asian="normal" style:font-style-complex="normal"/>
    </style:style>
    <style:style style:name="T24" style:family="text">
      <style:text-properties fo:font-style="normal" officeooo:rsid="0246f0f4" style:font-style-asian="normal" style:font-style-complex="normal"/>
    </style:style>
    <style:style style:name="T25" style:family="text">
      <style:text-properties fo:font-style="normal" officeooo:rsid="024966d3" style:font-style-asian="normal" style:font-style-complex="normal"/>
    </style:style>
    <style:style style:name="T26" style:family="text">
      <style:text-properties fo:font-style="normal" officeooo:rsid="0249ce90" style:font-style-asian="normal" style:font-style-complex="normal"/>
    </style:style>
    <style:style style:name="T27" style:family="text">
      <style:text-properties fo:font-style="normal" officeooo:rsid="024b5c9d" style:font-style-asian="normal" style:font-style-complex="normal"/>
    </style:style>
    <style:style style:name="T28" style:family="text">
      <style:text-properties fo:font-style="normal" officeooo:rsid="024bbf77" style:font-style-asian="normal" style:font-style-complex="normal"/>
    </style:style>
    <style:style style:name="T29" style:family="text">
      <style:text-properties fo:font-style="normal" officeooo:rsid="024d7433" style:font-style-asian="normal" style:font-style-complex="normal"/>
    </style:style>
    <style:style style:name="T30" style:family="text">
      <style:text-properties fo:font-style="normal" officeooo:rsid="024d9941" style:font-style-asian="normal" style:font-style-complex="normal"/>
    </style:style>
    <style:style style:name="T31" style:family="text">
      <style:text-properties fo:font-style="normal" officeooo:rsid="024e8e64" style:font-style-asian="normal" style:font-style-complex="normal"/>
    </style:style>
    <style:style style:name="T32" style:family="text">
      <style:text-properties fo:font-style="normal" officeooo:rsid="024f9d17" style:font-style-asian="normal" style:font-style-complex="normal"/>
    </style:style>
    <style:style style:name="T33" style:family="text">
      <style:text-properties fo:font-style="normal" officeooo:rsid="02507266" style:font-style-asian="normal" style:font-style-complex="normal"/>
    </style:style>
    <style:style style:name="T34" style:family="text">
      <style:text-properties fo:font-style="normal" officeooo:rsid="0251a123" style:font-style-asian="normal" style:font-style-complex="normal"/>
    </style:style>
    <style:style style:name="T35" style:family="text">
      <style:text-properties fo:font-style="normal" officeooo:rsid="0252535d" style:font-style-asian="normal" style:font-style-complex="normal"/>
    </style:style>
    <style:style style:name="T36" style:family="text">
      <style:text-properties fo:font-style="normal" officeooo:rsid="0254b4a8" style:font-style-asian="normal" style:font-style-complex="normal"/>
    </style:style>
    <style:style style:name="T37" style:family="text">
      <style:text-properties fo:font-style="normal" officeooo:rsid="02567f7f" style:font-style-asian="normal" style:font-style-complex="normal"/>
    </style:style>
    <style:style style:name="T38" style:family="text">
      <style:text-properties fo:font-style="normal" officeooo:rsid="02569755" style:font-style-asian="normal" style:font-style-complex="normal"/>
    </style:style>
    <style:style style:name="T39" style:family="text">
      <style:text-properties fo:font-style="normal" officeooo:rsid="02569a25" style:font-style-asian="normal" style:font-style-complex="normal"/>
    </style:style>
    <style:style style:name="T40" style:family="text">
      <style:text-properties fo:font-style="normal" officeooo:rsid="025749dd" style:font-style-asian="normal" style:font-style-complex="normal"/>
    </style:style>
    <style:style style:name="T41" style:family="text">
      <style:text-properties fo:font-style="normal" officeooo:rsid="0257c807" style:font-style-asian="normal" style:font-style-complex="normal"/>
    </style:style>
    <style:style style:name="T42" style:family="text">
      <style:text-properties fo:font-style="normal" officeooo:rsid="02583332" style:font-style-asian="normal" style:font-style-complex="normal"/>
    </style:style>
    <style:style style:name="T43" style:family="text">
      <style:text-properties fo:font-style="normal" officeooo:rsid="025a8f5f" style:font-style-asian="normal" style:font-style-complex="normal"/>
    </style:style>
    <style:style style:name="T44" style:family="text">
      <style:text-properties fo:font-style="normal" officeooo:rsid="025c1c8e" style:font-style-asian="normal" style:font-style-complex="normal"/>
    </style:style>
    <style:style style:name="T45" style:family="text">
      <style:text-properties fo:font-style="normal" officeooo:rsid="025cf67e" style:font-style-asian="normal" style:font-style-complex="normal"/>
    </style:style>
    <style:style style:name="T46" style:family="text">
      <style:text-properties fo:font-style="normal" officeooo:rsid="025ec054" style:font-style-asian="normal" style:font-style-complex="normal"/>
    </style:style>
    <style:style style:name="T47" style:family="text">
      <style:text-properties fo:font-style="normal" officeooo:rsid="025f5ea6" style:font-style-asian="normal" style:font-style-complex="normal"/>
    </style:style>
    <style:style style:name="T48" style:family="text">
      <style:text-properties fo:font-style="normal" officeooo:rsid="02612e9d" style:font-style-asian="normal" style:font-style-complex="normal"/>
    </style:style>
    <style:style style:name="T49" style:family="text">
      <style:text-properties fo:font-style="normal" officeooo:rsid="02626174" style:font-style-asian="normal" style:font-style-complex="normal"/>
    </style:style>
    <style:style style:name="T50" style:family="text">
      <style:text-properties fo:font-style="normal" officeooo:rsid="0262e60d" style:font-style-asian="normal" style:font-style-complex="normal"/>
    </style:style>
    <style:style style:name="T51" style:family="text">
      <style:text-properties fo:font-style="normal" officeooo:rsid="0263a945" style:font-style-asian="normal" style:font-style-complex="normal"/>
    </style:style>
    <style:style style:name="T52" style:family="text">
      <style:text-properties fo:font-style="normal" officeooo:rsid="02648244" style:font-style-asian="normal" style:font-style-complex="normal"/>
    </style:style>
    <style:style style:name="T53" style:family="text">
      <style:text-properties fo:font-style="normal" officeooo:rsid="0265c897" style:font-style-asian="normal" style:font-style-complex="normal"/>
    </style:style>
    <style:style style:name="T54" style:family="text">
      <style:text-properties fo:font-style="normal" officeooo:rsid="026725e4" style:font-style-asian="normal" style:font-style-complex="normal"/>
    </style:style>
    <style:style style:name="T55" style:family="text">
      <style:text-properties fo:font-style="normal" officeooo:rsid="0268f856" style:font-style-asian="normal" style:font-style-complex="normal"/>
    </style:style>
    <style:style style:name="T56" style:family="text">
      <style:text-properties fo:font-style="normal" officeooo:rsid="026a0618" style:font-style-asian="normal" style:font-style-complex="normal"/>
    </style:style>
    <style:style style:name="T57" style:family="text">
      <style:text-properties fo:font-style="normal" officeooo:rsid="026d1445" style:font-style-asian="normal" style:font-style-complex="normal"/>
    </style:style>
    <style:style style:name="T58" style:family="text">
      <style:text-properties fo:font-style="normal" officeooo:rsid="026e1634" style:font-style-asian="normal" style:font-style-complex="normal"/>
    </style:style>
    <style:style style:name="T59" style:family="text">
      <style:text-properties fo:font-style="normal" officeooo:rsid="026fc788" style:font-style-asian="normal" style:font-style-complex="normal"/>
    </style:style>
    <style:style style:name="T60" style:family="text">
      <style:text-properties fo:font-style="normal" officeooo:rsid="02719ddc" style:font-style-asian="normal" style:font-style-complex="normal"/>
    </style:style>
    <style:style style:name="T61" style:family="text">
      <style:text-properties officeooo:rsid="000a14f6"/>
    </style:style>
    <style:style style:name="T62" style:family="text">
      <style:text-properties officeooo:rsid="005714b7"/>
    </style:style>
    <style:style style:name="T63" style:family="text">
      <style:text-properties officeooo:rsid="00880dbe"/>
    </style:style>
    <style:style style:name="T64" style:family="text">
      <style:text-properties officeooo:rsid="007c6d62"/>
    </style:style>
    <style:style style:name="T65" style:family="text">
      <style:text-properties officeooo:rsid="00836784"/>
    </style:style>
    <style:style style:name="T66" style:family="text">
      <style:text-properties officeooo:rsid="013faaaf"/>
    </style:style>
    <style:style style:name="T67" style:family="text">
      <style:text-properties officeooo:rsid="01e21ff5"/>
    </style:style>
    <style:style style:name="T68" style:family="text">
      <style:text-properties officeooo:rsid="0233449b"/>
    </style:style>
    <style:style style:name="T69" style:family="text">
      <style:text-properties officeooo:rsid="02317916"/>
    </style:style>
    <style:style style:name="T70" style:family="text">
      <style:text-properties officeooo:rsid="023572cb"/>
    </style:style>
    <style:style style:name="T71" style:family="text">
      <style:text-properties officeooo:rsid="023d18e5"/>
    </style:style>
    <style:style style:name="T72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66">7</text:span></text:p>
      <text:p text:style-name="P17"/>
      <text:p text:style-name="P17"/>
      <text:p text:style-name="P15">© 201<text:span text:style-name="T66">7</text:span> by Wolfgang Skala. This edition is licensed under the Creative Commons Attribution<text:span text:style-name="T63">-NonCommercial-ShareAlike</text:span> 4.0 International License. To view a copy of this license, visit http://creativecommons.org/licenses/by<text:span text:style-name="T64">-nc-sa</text:span>/4.0/. </text:p>
      <text:p text:style-name="P14"/>
      <text:p text:style-name="P16">Music engraving by LilyPond 2.18.0 (http://www.lilypond.org).<text:span text:style-name="T62"><text:line-break/>Front matter</text:span> typeset with EB Garamond (http://www.georgduffner.at/ebgaramond).</text:p>
      <text:p text:style-name="P17"/>
      <text:p text:style-name="P13">First <text:span text:style-name="T67">version</text:span>, <text:span text:style-name="T68">September</text:span> 201<text:span text:style-name="T66">7</text:span></text:p>
      <text:p text:style-name="P19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8">This edition <text:span text:style-name="T11">of the </text:span><text:span text:style-name="T4">Miserere</text:span><text:span text:style-name="T3"> </text:span>bases upon <text:span text:style-name="T71">(1) </text:span>Zelenka’s autograph<text:span text:style-name="T71"> and (2) the original parts (including annotations by Zelenka), which have been digitized by the Saxon State Library – State and University Library Dresden (see http://hofmusik. slub-dresden.de).</text:span></text:p>
      <text:p text:style-name="P11">The digital version<text:span text:style-name="T71">s</text:span> of the manuscript<text:span text:style-name="T71">s are</text:span> available at<text:line-break/><text:tab/><text:span text:style-name="T71">http://digital.slub-dresden.de/id370791525</text:span> (Mus.2358-D-<text:span text:style-name="T70">62</text:span>)<text:span text:style-name="T71"> and<text:line-break/><text:tab/>http://digital.slub-dresden.de/id426606736 </text:span>(Mus.2358-D-<text:span text:style-name="T70">62a</text:span>)</text:p>
      <text:p text:style-name="P2"/>
      <text:p text:style-name="P4">In general, this edition closely follows the <text:span text:style-name="T71">sources</text:span>. Any changes <text:span text:style-name="T61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7"><text:span text:style-name="T1">Bar<text:tab/>Staff<text:tab/>Note</text:span><text:span text:style-name="T5"><text:line-break/></text:span><text:span text:style-name="T23">1–36<text:tab/></text:span><text:span text:style-name="T24">ob 2</text:span><text:span text:style-name="T14"><text:note text:id="ftn1" text:note-class="footnote"><text:note-citation>1</text:note-citation><text:note-body><text:p text:style-name="P20">Abbreviations: A, alto; B, bass;<text:span text:style-name="T71"> fag, bassoon; Ms1, autograph; Ms2, original parts; ob, oboe; o</text:span>rg, basses and organ; <text:span text:style-name="T71">r, rest;</text:span> S, soprano; T<text:span text:style-name="T65">, </text:span>tenor; <text:span text:style-name="T71">vl</text:span>, violin; <text:span text:style-name="T71">vla</text:span>, viola<text:span text:style-name="T72">; vlne, violone</text:span>.</text:p></text:note-body></text:note></text:span><text:span text:style-name="T23"><text:tab/>after Ms2</text:span><text:span text:style-name="T26"><text:line-break/>2</text:span><text:span text:style-name="T23">–36<text:tab/></text:span><text:span text:style-name="T24">ob </text:span><text:span text:style-name="T26">1</text:span><text:span text:style-name="T23"><text:tab/>after Ms2</text:span><text:span text:style-name="T25"><text:line-break/>7<text:tab/>ob 2<text:tab/>first half of bar in Ms2: a′16.–a′32–a′16.–a′32–g′16.–g′32–g′16.–g′32</text:span><text:span text:style-name="T28"><text:line-break/>8<text:tab/>ob 2<text:tab/>first half of bar in Ms2: d′16–d′16–d′16–d′16–d′16–d′16–d′16–d′16</text:span><text:span text:style-name="T8"><text:line-break/></text:span><text:span text:style-name="T21">12<text:tab/>A<text:tab/>bar in M</text:span><text:span text:style-name="T22">s</text:span><text:span text:style-name="T21">2: bes′4.–bes′8–bes′2</text:span><text:span text:style-name="T7"><text:line-break/></text:span><text:span text:style-name="T20">16<text:tab/>S<text:tab/>4th quarter in Ms2: c″8<text:line-break/>17<text:tab/>S<text:tab/>4th quarter in Ms2: bes′8</text:span><text:span text:style-name="T6"><text:line-break/></text:span><text:span text:style-name="T19">30<text:tab/>org<text:tab/>2nd half of bar in Ms1: fis8–fis8–fis8–fis8</text:span><text:span text:style-name="T22"><text:line-break/>31<text:tab/>B<text:tab/>bar in Ms2: g2–r2</text:span><text:span text:style-name="T27"><text:line-break/>34<text:tab/>ob 2<text:tab/>bar in Ms2: g′2–r2</text:span><text:span text:style-name="T29"><text:line-break/><text:line-break/></text:span><text:span text:style-name="T47">37<text:tab/>–<text:tab/>ob 1, ob 2, vl 1, vl 2, and vla are reproduced from Ms2,<text:line-break/><text:tab/><text:tab/>since they are missing in Ms1.<text:line-break/></text:span><text:span text:style-name="T35">41<text:tab/>org<text:tab/></text:span><text:span text:style-name="T9">sempre tenuto</text:span><text:span text:style-name="T35"> occurs in the vlne<text:line-break/></text:span><text:span text:style-name="T31">46<text:tab/>org<text:tab/>2nd half of bar in Ms1: tenor clef, g2</text:span><text:span text:style-name="T45"><text:line-break/>58</text:span><text:span text:style-name="T43"><text:tab/></text:span><text:span text:style-name="T51">ob 1, 2, </text:span><text:span text:style-name="T43">S<text:tab/>bar in Ms2: </text:span><text:span text:style-name="T44">a′2–r2</text:span><text:span text:style-name="T31"><text:line-break/></text:span><text:span text:style-name="T29">60<text:tab/>org<text:tab/>3rd quarter missing in Ms1</text:span><text:span text:style-name="T52"><text:line-break/>69<text:tab/>ob </text:span><text:span text:style-name="T53">1</text:span><text:span text:style-name="T52"><text:tab/>last quarter in Ms2: gis′4</text:span><text:span text:style-name="T32"><text:line-break/>69<text:tab/>org<text:tab/>The last note of the main motif is always a half note in the vlne</text:span><text:span text:style-name="T34"> and</text:span><text:span text:style-name="T32"><text:line-break/><text:tab/><text:tab/>fag parts of Ms2.</text:span><text:span text:style-name="T33"> The same holds for bars 73, 89, 101, 106, 136, and 144.</text:span><text:span text:style-name="T30"><text:line-break/></text:span><text:span text:style-name="T54">74<text:tab/>ob 1<text:tab/>2nd half of bar in Ms2: e</text:span><text:bookmark-start text:name="__DdeLink__326_443522445"/><text:span text:style-name="T54">″8</text:span><text:bookmark-end text:name="__DdeLink__326_443522445"/><text:span text:style-name="T54">–d″8–c″8–e″8<text:line-break/></text:span><text:span text:style-name="T36">75<text:tab/>T<text:tab/>4th eighth in Ms2: a8</text:span><text:span text:style-name="T43"><text:line-break/>113<text:tab/>S<text:tab/>bar in Ms2: </text:span><text:span text:style-name="T44">a′2–r2</text:span><text:span text:style-name="T36"><text:line-break/></text:span><text:span text:style-name="T37">130</text:span><text:span text:style-name="T36"><text:tab/>T<text:tab/>4th eighth in Ms2: a8</text:span><text:span text:style-name="T38"><text:line-break/>132<text:tab/>T<text:tab/>3rd quarter missing in Ms2</text:span><text:span text:style-name="T39"><text:line-break/>136<text:tab/>T<text:tab/>1stnhalf of bar in Ms2: a2</text:span><text:span text:style-name="T37"><text:line-break/></text:span><text:span text:style-name="T30">136<text:tab/>org<text:tab/>6th eighth in Ms1: e8</text:span><text:span text:style-name="T49"><text:line-break/></text:span><text:span text:style-name="T55">139<text:tab/>ob 1<text:tab/>bar in Ms2: b′2–r2<text:line-break/></text:span><text:span text:style-name="T49">13</text:span><text:span text:style-name="T50">9</text:span><text:span text:style-name="T49"><text:tab/>vla<text:tab/>2nd eighth in M</text:span><text:span text:style-name="T50">s</text:span><text:span text:style-name="T49">2: b′8</text:span><text:span text:style-name="T40"><text:line-break/>140<text:tab/>T<text:tab/>3rd quarter in Ms2: g8–a8</text:span><text:span text:style-name="T48"><text:line-break/>143<text:tab/></text:span><text:span text:style-name="T56">ob 2, </text:span><text:span text:style-name="T48">vl 1<text:tab/>6th eighth in Ms2: </text:span><text:span text:style-name="T41"><text:line-break/>146<text:tab/>T<text:tab/>2nd half of bar in Ms2: f2</text:span><text:span text:style-name="T42"><text:line-break/></text:span><text:soft-page-break/><text:span text:style-name="T42">147<text:tab/>T<text:tab/>6th eighth in Ms2: g8</text:span><text:span text:style-name="T46"><text:line-break/>154<text:tab/>A<text:tab/>2nd quarter in Ms2: f′4</text:span><text:span text:style-name="T57"><text:line-break/><text:line-break/>157–188<text:tab/>–<text:tab/>Bars missing in Ms1; hence, bass figures were added by the editor</text:span><text:span text:style-name="T58"><text:line-break/>270–288<text:tab/>–<text:tab/>in M</text:span><text:span text:style-name="T59">s</text:span><text:span text:style-name="T58">1 indicated by </text:span><text:span text:style-name="T10">da capo</text:span><text:span text:style-name="T2"><text:line-break/></text:span><text:span text:style-name="T17"><text:line-break/></text:span><text:span text:style-name="T16"><text:line-break/></text:span><text:line-break/></text:p>
      <text:p text:style-name="P6"/>
      <text:p text:style-name="P9"/>
      <text:p text:style-name="P9"/>
      <text:p text:style-name="P10">This edition has been compiled and checked with utmost diligence. Nevertheless, errors and mistakes cannot be totally excluded. Please report any errors and mistakes to <text:span text:style-name="T69">wolfgang</text:span> (at) <text:span text:style-name="T68">esser-skala</text:span>.at<text:span text:style-name="T69"> or create an issue or pull request on the edition’s GitHub page (https://github.com/skafdasschaf/ zelenka-miserere-zwv-57)</text:span>. Your help will be greatly appreciated.</text:p>
      <text:p text:style-name="P12"/>
      <text:p text:style-name="P12"/>
      <text:p text:style-name="P12"><text:span text:style-name="T13">Salzburg, </text:span><text:span text:style-name="T60">January</text:span><text:span text:style-name="T13"> 201</text:span><text:span text:style-name="T60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14T18:34:10.583497814</dc:date>
    <dc:creator>Wolfgang Skala</dc:creator>
    <meta:editing-duration>P6DT15H56M33S</meta:editing-duration>
    <meta:editing-cycles>558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581" meta:character-count="3239" meta:non-whitespace-character-count="2673"/>
  </office:meta>
</office:document-meta>
</file>